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dash" draw:stroke-dash="Long_20_Dot_20__28_Rounded_29_" svg:stroke-width="0.102cm" svg:stroke-color="#00a933" draw:marker-start-width="0.356cm" draw:marker-end-width="0.356cm" svg:stroke-linecap="round" draw:fill-color="#ffffff" draw:textarea-horizontal-align="justify" draw:textarea-vertical-align="middle" draw:auto-grow-height="false" fo:min-height="2.898cm" fo:min-width="15.398cm" fo:padding-top="0.176cm" fo:padding-bottom="0.176cm" fo:padding-left="0.301cm" fo:padding-right="0.301cm" loext:decorative="false"/>
    </style:style>
    <style:style style:name="gr3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ffffff" draw:textarea-horizontal-align="justify" draw:textarea-vertical-align="middle" draw:auto-grow-height="false" fo:min-height="1.352cm" fo:min-width="6.858cm" fo:padding-top="0.199cm" fo:padding-bottom="0.199cm" fo:padding-left="0.324cm" fo:padding-right="0.324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5cm" svg:stroke-color="#ff0000" draw:marker-start-width="0.43cm" draw:marker-end-width="0.43cm" draw:fill-color="#ffffff" draw:textarea-horizontal-align="justify" draw:textarea-vertical-align="middle" draw:auto-grow-height="false" fo:min-height="0.838cm" fo:min-width="3.262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 style:list-style-name="L1">
      <style:graphic-properties draw:stroke="solid" draw:stroke-dash="Dot" svg:stroke-width="0.15cm" svg:stroke-color="#000000" draw:marker-start-width="0.43cm" draw:marker-end-width="0.43cm" svg:stroke-linecap="butt" draw:fill-color="#ffffff" draw:textarea-horizontal-align="justify" draw:textarea-vertical-align="middle" draw:auto-grow-height="false" fo:min-height="1.352cm" fo:min-width="6.858cm" fo:padding-top="0.199cm" fo:padding-bottom="0.199cm" fo:padding-left="0.324cm" fo:padding-right="0.324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5cm" svg:stroke-color="#ff0000" draw:marker-start-width="0.43cm" draw:marker-end-width="0.43cm" draw:fill-color="#ffffff" draw:textarea-horizontal-align="justify" draw:textarea-vertical-align="middle" draw:auto-grow-height="false" fo:min-height="0.838cm" fo:min-width="4.3cm" fo:padding-top="0.2cm" fo:padding-bottom="0.2cm" fo:padding-left="0.325cm" fo:padding-right="0.325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ffffff" draw:textarea-horizontal-align="justify" draw:textarea-vertical-align="middle" draw:auto-grow-height="false" fo:min-height="1.352cm" fo:min-width="8.852cm" fo:padding-top="0.199cm" fo:padding-bottom="0.199cm" fo:padding-left="0.324cm" fo:padding-right="0.32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bbe33d" draw:textarea-horizontal-align="justify" draw:textarea-vertical-align="middle" draw:auto-grow-height="false" fo:min-height="1.352cm" fo:min-width="8.852cm" fo:padding-top="0.199cm" fo:padding-bottom="0.199cm" fo:padding-left="0.324cm" fo:padding-right="0.324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_20__28_Rounded_29_" svg:stroke-width="0.2cm" svg:stroke-color="#bf0041" draw:marker-start-width="0.5cm" draw:marker-end="Arrowheads_20_3" draw:marker-end-width="0.6cm" svg:stroke-linecap="round" draw:fill="none" draw:textarea-vertical-align="middle" fo:padding-top="0.225cm" fo:padding-bottom="0.225cm" fo:padding-left="0.35cm" fo:padding-right="0.35cm" loext:decorative="false"/>
    </style:style>
    <style:style style:name="gr11" style:family="graphic" style:parent-style-name="standard">
      <style:graphic-properties svg:stroke-width="0.15cm" svg:stroke-color="#ff0000" draw:marker-start-width="0.43cm" draw:marker-end-width="0.43cm" draw:fill-color="#ffffff" draw:textarea-horizontal-align="justify" draw:textarea-vertical-align="middle" draw:auto-grow-height="false" fo:min-height="0.838cm" fo:min-width="2.71cm" fo:padding-top="0.2cm" fo:padding-bottom="0.2cm" fo:padding-left="0.325cm" fo:padding-right="0.32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_20__28_Rounded_29_" svg:stroke-width="0.2cm" svg:stroke-color="#bf0041" draw:marker-start-width="0.5cm" draw:marker-end="Arrow_20_short" draw:marker-end-width="0.5cm" svg:stroke-linecap="round" draw:textarea-vertical-align="middle" fo:padding-top="0.225cm" fo:padding-bottom="0.225cm" fo:padding-left="0.35cm" fo:padding-right="0.35cm" loext:decorative="false"/>
    </style:style>
    <style:style style:name="gr13" style:family="graphic" style:parent-style-name="standard">
      <style:graphic-properties draw:stroke="dash" draw:stroke-dash="Dot_20__28_Rounded_29_" svg:stroke-width="0.2cm" svg:stroke-color="#813709" draw:marker-start-width="0.5cm" draw:marker-end="Arrow_20_short" draw:marker-end-width="0.5cm" svg:stroke-linecap="round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svg:stroke-width="0.15cm" svg:stroke-color="#ff8000" draw:marker-start-width="0.43cm" draw:marker-end-width="0.43cm" draw:fill-color="#ffffff" draw:textarea-horizontal-align="justify" draw:textarea-vertical-align="middle" draw:auto-grow-height="false" fo:min-height="0.838cm" fo:min-width="4.3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e0c2cd" draw:textarea-horizontal-align="justify" draw:textarea-vertical-align="middle" draw:auto-grow-height="false" fo:min-height="1.352cm" fo:min-width="8.852cm" fo:padding-top="0.199cm" fo:padding-bottom="0.199cm" fo:padding-left="0.324cm" fo:padding-right="0.324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5cm" svg:stroke-color="#ff8000" draw:marker-start-width="0.43cm" draw:marker-end-width="0.43cm" draw:fill-color="#ffffff" draw:textarea-horizontal-align="justify" draw:textarea-vertical-align="middle" draw:auto-grow-height="false" fo:min-height="0.838cm" fo:min-width="2.71cm" fo:padding-top="0.2cm" fo:padding-bottom="0.2cm" fo:padding-left="0.325cm" fo:padding-right="0.32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ffffff" draw:textarea-horizontal-align="justify" draw:textarea-vertical-align="middle" draw:auto-grow-height="false" fo:min-height="1.352cm" fo:min-width="5.852cm" fo:padding-top="0.199cm" fo:padding-bottom="0.199cm" fo:padding-left="0.324cm" fo:padding-right="0.32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ot_20__28_Rounded_29_" svg:stroke-width="0.102cm" svg:stroke-color="#bf0041" draw:marker-start-width="0.356cm" draw:marker-end="Arrow_20_short" draw:marker-end-width="0.356cm" svg:stroke-linecap="round" draw:textarea-vertical-align="middle" fo:padding-top="0.176cm" fo:padding-bottom="0.176cm" fo:padding-left="0.301cm" fo:padding-right="0.301cm" loext:decorative="false"/>
    </style:style>
    <style:style style:name="gr19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ffff38" draw:textarea-horizontal-align="justify" draw:textarea-vertical-align="middle" draw:auto-grow-height="false" fo:min-height="1.352cm" fo:min-width="8.852cm" fo:padding-top="0.199cm" fo:padding-bottom="0.199cm" fo:padding-left="0.324cm" fo:padding-right="0.32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ouble_20_Dash" svg:stroke-width="0.051cm" svg:stroke-color="#81d41a" draw:marker-start-width="0.279cm" draw:marker-end-width="0.279cm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dash" draw:stroke-dash="Double_20_Dash" svg:stroke-width="0.051cm" svg:stroke-color="#5b277d" draw:marker-start-width="0.279cm" draw:marker-end-width="0.279cm" draw:textarea-horizontal-align="center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dash" draw:stroke-dash="Long_20_Dash" svg:stroke-width="0.051cm" svg:stroke-color="#ff0000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4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language="en" fo:country="US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language="en" fo:country="US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9" style:family="paragraph">
      <style:paragraph-properties fo:text-align="center"/>
      <style:text-properties fo:font-size="16pt" fo:language="en" fo:country="US"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 style:writing-mode="lr-tb"/>
      <style:text-properties fo:font-size="16pt" fo:language="en" fo:country="US" fo:font-weight="normal" style:font-weight-asian="normal" style:font-weight-complex="normal"/>
    </style:style>
    <style:style style:name="P11" style:family="paragraph">
      <style:paragraph-properties fo:text-align="center"/>
      <style:text-properties fo:font-size="16pt" fo:language="en" fo:country="US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size="16pt" fo:language="en" fo:country="US" fo:font-weight="bold" style:font-weight-asian="bold" style:font-weight-complex="bold"/>
    </style:style>
    <style:style style:name="P13" style:family="paragraph">
      <loext:graphic-properties draw:fill-color="#bbe33d"/>
      <style:paragraph-properties fo:text-align="center" style:writing-mode="lr-tb"/>
      <style:text-properties fo:language="en" fo:country="US"/>
    </style:style>
    <style:style style:name="P14" style:family="paragraph">
      <style:paragraph-properties fo:text-align="center"/>
      <style:text-properties fo:font-size="13pt" fo:language="en" fo:country="US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3pt" fo:language="en" fo:country="US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language="en" fo:country="US"/>
    </style:style>
    <style:style style:name="P17" style:family="paragraph">
      <loext:graphic-properties draw:fill-color="#ffffff"/>
      <style:paragraph-properties fo:text-align="center" style:writing-mode="lr-tb"/>
      <style:text-properties fo:font-size="14pt" fo:language="en" fo:country="US"/>
    </style:style>
    <style:style style:name="P18" style:family="paragraph">
      <style:paragraph-properties fo:text-align="center"/>
      <style:text-properties fo:font-size="14pt" fo:language="en" fo:country="US"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14pt" fo:language="en" fo:country="US" fo:font-weight="bold" style:font-weight-asian="bold" style:font-weight-complex="bold"/>
    </style:style>
    <style:style style:name="P20" style:family="paragraph">
      <style:paragraph-properties fo:text-align="center"/>
      <style:text-properties fo:font-size="13pt" fo:language="en" fo:country="US"/>
    </style:style>
    <style:style style:name="P21" style:family="paragraph">
      <loext:graphic-properties draw:fill-color="#ffffff"/>
      <style:paragraph-properties fo:text-align="center" style:writing-mode="lr-tb"/>
      <style:text-properties fo:font-size="13pt" fo:language="en" fo:country="US"/>
    </style:style>
    <style:style style:name="P22" style:family="paragraph">
      <loext:graphic-properties draw:fill-color="#e0c2cd"/>
      <style:paragraph-properties fo:text-align="center" style:writing-mode="lr-tb"/>
      <style:text-properties fo:language="en" fo:country="US"/>
    </style:style>
    <style:style style:name="P23" style:family="paragraph">
      <loext:graphic-properties draw:fill-color="#ffff38"/>
      <style:paragraph-properties fo:text-align="center" style:writing-mode="lr-tb"/>
      <style:text-properties fo:language="en" fo:country="US"/>
    </style:style>
    <style:style style:name="P24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16pt" fo:language="en" fo:country="US" fo:font-weight="normal" style:font-weight-asian="normal" style:font-weight-complex="normal"/>
    </style:style>
    <style:style style:name="T4" style:family="text">
      <style:text-properties fo:font-size="16pt" fo:language="en" fo:country="US" fo:font-weight="bold" style:font-weight-asian="bold" style:font-weight-complex="bold"/>
    </style:style>
    <style:style style:name="T5" style:family="text">
      <style:text-properties fo:font-size="13pt" fo:language="en" fo:country="US" fo:font-weight="bold" style:font-weight-asian="bold" style:font-weight-complex="bold"/>
    </style:style>
    <style:style style:name="T6" style:family="text">
      <style:text-properties fo:font-size="14pt" fo:language="en" fo:country="US"/>
    </style:style>
    <style:style style:name="T7" style:family="text">
      <style:text-properties fo:font-size="14pt" fo:language="en" fo:country="US" fo:font-weight="bold" style:font-weight-asian="bold" style:font-weight-complex="bold"/>
    </style:style>
    <style:style style:name="T8" style:family="text">
      <style:text-properties fo:font-size="13pt"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 xml:id="id32" draw:id="id32">
            <draw:custom-shape draw:style-name="gr2" draw:text-style-name="P1" draw:layer="layout" svg:width="16cm" svg:height="3.25cm" svg:x="76.75cm" svg:y="10.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3" draw:text-style-name="P3" xml:id="id1" draw:id="id1" draw:layer="layout" svg:width="7.506cm" svg:height="1.75cm" svg:x="77.343cm" svg:y="11.37cm">
                <text:p text:style-name="P2"><text:span text:style-name="T1">update_inverse_operational_jacob(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5" xml:id="id2" draw:id="id2" draw:layer="layout" svg:width="5.53cm" svg:height="1.75cm" svg:x="86.627cm" svg:y="11.37cm">
                <text:p text:style-name="P4"><text:span text:style-name="T2">_iJop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onnector draw:style-name="gr5" draw:text-style-name="P6" draw:layer="layout" draw:type="line" svg:x1="84.849cm" svg:y1="12.245cm" svg:x2="86.627cm" svg:y2="12.245cm" draw:start-shape="id1" draw:start-glue-point="1" draw:end-shape="id2" draw:end-glue-point="6" svg:d="M84849 12245h1778" svg:viewBox="0 0 1779 1">
                <text:p/>
              </draw:connector>
            </draw:g>
          </draw:g>
          <draw:custom-shape draw:style-name="gr2" draw:text-style-name="P1" xml:id="id34" draw:id="id34" draw:layer="layout" svg:width="16cm" svg:height="3.25cm" svg:x="76.75cm" svg:y="1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6" draw:text-style-name="P8" xml:id="id3" draw:id="id3" draw:layer="layout" svg:width="7.506cm" svg:height="1.75cm" svg:x="77.343cm" svg:y="15.62cm">
              <text:p text:style-name="P7"><text:span text:style-name="T1">update_inverse_transpose_operational_jacob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xml:id="id4" draw:id="id4" draw:layer="layout" svg:width="5.53cm" svg:height="1.75cm" svg:x="86.627cm" svg:y="15.62cm">
              <text:p text:style-name="P4"><text:span text:style-name="T2">_itJop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5" draw:text-style-name="P6" draw:layer="layout" draw:type="line" svg:x1="84.849cm" svg:y1="16.495cm" svg:x2="86.627cm" svg:y2="16.495cm" draw:start-shape="id3" draw:start-glue-point="1" draw:end-shape="id4" draw:end-glue-point="6" svg:d="M84849 16495h1778" svg:viewBox="0 0 1779 1">
              <text:p/>
            </draw:connector>
          </draw:g>
          <draw:custom-shape draw:style-name="gr2" draw:text-style-name="P1" xml:id="id35" draw:id="id35" draw:layer="layout" svg:width="16cm" svg:height="3.25cm" svg:x="76.75cm" svg:y="1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xml:id="id5" draw:id="id5" draw:layer="layout" svg:width="7.506cm" svg:height="1.75cm" svg:x="77.343cm" svg:y="19.87cm">
              <text:p text:style-name="P2"><text:span text:style-name="T1">update_derivative_operational_jacob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xml:id="id6" draw:id="id6" draw:layer="layout" svg:width="5.53cm" svg:height="1.75cm" svg:x="86.627cm" svg:y="19.87cm">
              <text:p text:style-name="P4"><text:span text:style-name="T2">_dtJop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5" draw:text-style-name="P6" draw:layer="layout" draw:type="line" svg:x1="84.849cm" svg:y1="20.745cm" svg:x2="86.627cm" svg:y2="20.745cm" draw:start-shape="id5" draw:start-glue-point="1" draw:end-shape="id6" draw:end-glue-point="6" svg:d="M84849 20745h1778" svg:viewBox="0 0 1779 1">
              <text:p/>
            </draw:connector>
          </draw:g>
          <draw:g draw:style-name="gr1" xml:id="id33" draw:id="id33">
            <draw:custom-shape draw:style-name="gr7" draw:text-style-name="P10" xml:id="id8" draw:id="id8" draw:layer="layout" svg:width="7cm" svg:height="1.75cm" svg:x="65.5cm" svg:y="35.62cm">
              <text:p text:style-name="P9"><text:span text:style-name="T3">_B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7" draw:id="id7" draw:layer="layout" svg:width="9.5cm" svg:height="1.75cm" svg:x="64.25cm" svg:y="32.37cm">
              <text:p text:style-name="P2"><text:span text:style-name="T1">calculate_MassMatrix_task_space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69cm" svg:y1="34.12cm" svg:x2="69cm" svg:y2="35.62cm" draw:start-shape="id7" draw:start-glue-point="2" draw:end-shape="id8" draw:end-glue-point="4" svg:d="M69000 34120v1500" svg:viewBox="0 0 1 1501">
              <text:p/>
            </draw:connector>
          </draw:g>
          <draw:custom-shape draw:style-name="gr7" draw:text-style-name="P12" xml:id="id10" draw:id="id10" draw:layer="layout" svg:width="7cm" svg:height="1.75cm" svg:x="62.5cm" svg:y="51.37cm">
            <text:p text:style-name="P11"><text:span text:style-name="T4">_f_lamda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3" xml:id="id9" draw:id="id9" draw:layer="layout" svg:width="9.5cm" svg:height="1.75cm" svg:x="61.25cm" svg:y="48.12cm">
            <text:p text:style-name="P2"><text:span text:style-name="T1">calculate_force_control_componen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66cm" svg:y1="49.87cm" svg:x2="66cm" svg:y2="51.37cm" draw:start-shape="id9" draw:start-glue-point="2" draw:end-shape="id10" draw:end-glue-point="4" svg:d="M66000 49870v1500" svg:viewBox="0 0 1 1501">
            <text:p/>
          </draw:connector>
          <draw:g draw:style-name="gr1">
            <draw:custom-shape draw:style-name="gr7" draw:text-style-name="P3" xml:id="id12" draw:id="id12" draw:layer="layout" svg:width="7cm" svg:height="1.75cm" svg:x="20.053cm" svg:y="15.87cm">
              <text:p text:style-name="P2"><text:span text:style-name="T1">_fe_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11" draw:id="id11" draw:layer="layout" svg:width="9.5cm" svg:height="1.75cm" svg:x="18.803cm" svg:y="12.62cm">
              <text:p text:style-name="P2"><text:span text:style-name="T1">update_force_measuremen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23.553cm" svg:y1="14.37cm" svg:x2="23.553cm" svg:y2="15.87cm" draw:start-shape="id11" draw:start-glue-point="2" draw:end-shape="id12" draw:end-glue-point="4" svg:d="M23553 14370v1500" svg:viewBox="0 0 1 1501">
              <text:p/>
            </draw:connector>
          </draw:g>
          <draw:connector draw:style-name="gr10" draw:text-style-name="P6" draw:layer="layout" draw:type="line" svg:x1="23.553cm" svg:y1="17.62cm" svg:x2="23.553cm" svg:y2="22.62cm" svg:d="M23553 17620v5000" svg:viewBox="0 0 1 5001">
            <text:p/>
          </draw:connector>
          <draw:g draw:style-name="gr1">
            <draw:custom-shape draw:style-name="gr7" draw:text-style-name="P15" xml:id="id14" draw:id="id14" draw:layer="layout" svg:width="7cm" svg:height="1.75cm" svg:x="20.053cm" svg:y="25.87cm">
              <text:p text:style-name="P14"><text:span text:style-name="T5">_lamda_c, _Integral_lamda_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13" draw:id="id13" draw:layer="layout" svg:width="9.5cm" svg:height="1.75cm" svg:x="18.803cm" svg:y="22.62cm">
              <text:p text:style-name="P2"><text:span text:style-name="T1">update_lamda_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23.553cm" svg:y1="24.37cm" svg:x2="23.553cm" svg:y2="25.87cm" draw:start-shape="id13" draw:start-glue-point="2" draw:end-shape="id14" draw:end-glue-point="4" svg:d="M23553 24370v1500" svg:viewBox="0 0 1 1501">
              <text:p/>
            </draw:connector>
            <draw:connector draw:style-name="gr10" draw:text-style-name="P6" draw:layer="layout" draw:type="line" svg:x1="13.034cm" svg:y1="23.529cm" svg:x2="18.803cm" svg:y2="23.495cm" draw:end-shape="id13" svg:d="M13034 23529l5769-34" svg:viewBox="0 0 5770 35">
              <text:p/>
            </draw:connector>
            <draw:custom-shape draw:style-name="gr11" draw:text-style-name="P3" xml:id="id54" draw:id="id54" draw:layer="layout" svg:width="4.75cm" svg:height="1.75cm" svg:x="13cm" svg:y="21.12cm">
              <text:p text:style-name="P2"><text:span text:style-name="T1">_pi_Sf_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2" draw:text-style-name="P2" draw:layer="layout" draw:line-skew="1.122cm" svg:x1="27.053cm" svg:y1="16.745cm" svg:x2="28.303cm" svg:y2="30.495cm" draw:start-shape="id12" draw:start-glue-point="10" draw:end-shape="id15" draw:end-glue-point="1" svg:d="M27053 16745h2947v13750h-1697" svg:viewBox="0 0 2948 13751">
            <text:p/>
          </draw:connector>
          <draw:g draw:style-name="gr1" xml:id="id20" draw:id="id20">
            <draw:custom-shape draw:style-name="gr7" draw:text-style-name="P17" xml:id="id17" draw:id="id17" draw:layer="layout" svg:width="7cm" svg:height="1.75cm" svg:x="35.053cm" svg:y="13.62cm">
              <text:p text:style-name="P16"><text:span text:style-name="T6">_ve_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16" draw:id="id16" draw:layer="layout" svg:width="9.5cm" svg:height="1.75cm" svg:x="33.803cm" svg:y="10.37cm">
              <text:p text:style-name="P2"><text:span text:style-name="T1">_ptr2_screws_kin_object→ CartesianVelocity_jaco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38.553cm" svg:y1="12.12cm" svg:x2="38.553cm" svg:y2="13.62cm" draw:start-shape="id16" draw:start-glue-point="2" draw:end-shape="id17" draw:end-glue-point="4" svg:d="M38553 12120v1500" svg:viewBox="0 0 1 1501">
              <text:p/>
            </draw:connector>
          </draw:g>
          <draw:custom-shape draw:style-name="gr7" draw:text-style-name="P19" xml:id="id19" draw:id="id19" draw:layer="layout" svg:width="7cm" svg:height="1.75cm" svg:x="35.053cm" svg:y="20.87cm">
            <text:p text:style-name="P18"><text:span text:style-name="T7">_velocity_c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xml:id="id18" draw:id="id18" draw:layer="layout" svg:width="9.5cm" svg:height="1.75cm" svg:x="33.803cm" svg:y="17.62cm">
            <text:p text:style-name="P2"><text:span text:style-name="T1">update_velocity_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38.553cm" svg:y1="19.37cm" svg:x2="38.553cm" svg:y2="20.87cm" draw:start-shape="id18" draw:start-glue-point="2" draw:end-shape="id19" draw:end-glue-point="4" svg:d="M38553 19370v1500" svg:viewBox="0 0 1 1501">
            <text:p/>
          </draw:connector>
          <draw:connector draw:style-name="gr12" draw:text-style-name="P2" draw:layer="layout" svg:x1="38.553cm" svg:y1="15.37cm" svg:x2="38.553cm" svg:y2="17.62cm" draw:start-shape="id20" draw:start-glue-point="2" svg:d="M38553 15370v2250" svg:viewBox="0 0 1 2251">
            <text:p/>
          </draw:connector>
          <draw:g draw:style-name="gr1" xml:id="id25" draw:id="id25">
            <draw:custom-shape draw:style-name="gr7" draw:text-style-name="P17" xml:id="id22" draw:id="id22" draw:layer="layout" svg:width="7cm" svg:height="1.75cm" svg:x="35.053cm" svg:y="27.87cm">
              <text:p text:style-name="P16"><text:span text:style-name="T6">_pe_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21" draw:id="id21" draw:layer="layout" svg:width="9.5cm" svg:height="1.75cm" svg:x="33.803cm" svg:y="24.62cm">
              <text:p text:style-name="P2"><text:span text:style-name="T1">_ptr2_screws_kin_object→ updatePositionTC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38.553cm" svg:y1="26.37cm" svg:x2="38.553cm" svg:y2="27.87cm" draw:start-shape="id21" draw:start-glue-point="2" draw:end-shape="id22" draw:end-glue-point="4" svg:d="M38553 26370v1500" svg:viewBox="0 0 1 1501">
              <text:p/>
            </draw:connector>
          </draw:g>
          <draw:custom-shape draw:style-name="gr7" draw:text-style-name="P19" xml:id="id24" draw:id="id24" draw:layer="layout" svg:width="7cm" svg:height="1.75cm" svg:x="35.053cm" svg:y="35.12cm">
            <text:p text:style-name="P18"><text:span text:style-name="T7">_position_c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xml:id="id23" draw:id="id23" draw:layer="layout" svg:width="9.5cm" svg:height="1.75cm" svg:x="33.803cm" svg:y="31.87cm">
            <text:p text:style-name="P2"><text:span text:style-name="T1">update_position_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38.553cm" svg:y1="33.62cm" svg:x2="38.553cm" svg:y2="35.12cm" draw:start-shape="id23" draw:start-glue-point="2" draw:end-shape="id24" draw:end-glue-point="4" svg:d="M38553 33620v1500" svg:viewBox="0 0 1 1501">
            <text:p/>
          </draw:connector>
          <draw:connector draw:style-name="gr12" draw:text-style-name="P2" draw:layer="layout" svg:x1="38.553cm" svg:y1="29.62cm" svg:x2="38.553cm" svg:y2="31.87cm" draw:start-shape="id25" draw:start-glue-point="2" svg:d="M38553 29620v2250" svg:viewBox="0 0 1 2251">
            <text:p/>
          </draw:connector>
          <draw:g draw:style-name="gr1">
            <draw:custom-shape draw:style-name="gr7" draw:text-style-name="P21" xml:id="id26" draw:id="id26" draw:layer="layout" svg:width="7cm" svg:height="1.75cm" svg:x="20.053cm" svg:y="32.87cm">
              <text:p text:style-name="P20"><text:span text:style-name="T8">_fe_s, </text:span><text:span text:style-name="T5">_lamda_c, _Integral_lamda_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15" draw:id="id15" draw:layer="layout" svg:width="9.5cm" svg:height="1.75cm" svg:x="18.803cm" svg:y="29.62cm">
              <text:p text:style-name="P2"><text:span text:style-name="T1">update_lamda_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23.553cm" svg:y1="31.37cm" svg:x2="23.553cm" svg:y2="32.87cm" draw:start-shape="id15" draw:start-glue-point="2" draw:end-shape="id26" draw:end-glue-point="4" svg:d="M23553 31370v1500" svg:viewBox="0 0 1 1501">
              <text:p/>
            </draw:connector>
            <draw:custom-shape draw:style-name="gr11" draw:text-style-name="P3" xml:id="id56" draw:id="id56" draw:layer="layout" svg:width="4.75cm" svg:height="1.75cm" svg:x="13cm" svg:y="28.12cm">
              <text:p text:style-name="P2"><text:span text:style-name="T1">_pi_Sf_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3" xml:id="id52" draw:id="id52" draw:layer="layout" svg:width="4.75cm" svg:height="1.75cm" svg:x="13cm" svg:y="31.12cm">
              <text:p text:style-name="P2"><text:span text:style-name="T1">_Rs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10" draw:text-style-name="P6" draw:layer="layout" draw:type="line" svg:x1="13.034cm" svg:y1="30.575cm" svg:x2="18.803cm" svg:y2="30.495cm" draw:end-shape="id15" draw:end-glue-point="3" svg:d="M13034 30575l5769-80" svg:viewBox="0 0 5770 81">
              <text:p/>
            </draw:connector>
          </draw:g>
          <draw:connector draw:style-name="gr12" draw:text-style-name="P2" draw:layer="layout" svg:x1="23.553cm" svg:y1="34.62cm" svg:x2="34.25cm" svg:y2="42.12cm" draw:end-shape="id27" draw:end-glue-point="0" svg:d="M23553 34620v3463h10697v4037" svg:viewBox="0 0 10698 7501">
            <text:p/>
          </draw:connector>
          <draw:connector draw:style-name="gr12" draw:text-style-name="P2" draw:layer="layout" svg:x1="38.553cm" svg:y1="36.87cm" svg:x2="34.125cm" svg:y2="42.12cm" svg:d="M38553 36870v2625h-4428v2625" svg:viewBox="0 0 4429 5251">
            <text:p/>
          </draw:connector>
          <draw:custom-shape draw:style-name="gr7" draw:text-style-name="P12" xml:id="id29" draw:id="id29" draw:layer="layout" svg:width="7cm" svg:height="1.75cm" svg:x="49cm" svg:y="51.37cm">
            <text:p text:style-name="P11"><text:span text:style-name="T4">_alpha_v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3" xml:id="id28" draw:id="id28" draw:layer="layout" svg:width="9.5cm" svg:height="1.75cm" svg:x="47.75cm" svg:y="48.12cm">
            <text:p text:style-name="P2"><text:span text:style-name="T1">calculate_moti</text:span><text:span text:style-name="T1">on_control_co</text:span><text:span text:style-name="T1">mponen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2.5cm" svg:y1="49.87cm" svg:x2="52.5cm" svg:y2="51.37cm" draw:start-shape="id28" draw:start-glue-point="2" draw:end-shape="id29" draw:end-glue-point="4" svg:d="M52500 49870v1500" svg:viewBox="0 0 1 1501">
            <text:p/>
          </draw:connector>
          <draw:g draw:style-name="gr1" xml:id="id36" draw:id="id36">
            <draw:custom-shape draw:style-name="gr7" draw:text-style-name="P10" xml:id="id31" draw:id="id31" draw:layer="layout" svg:width="7cm" svg:height="1.75cm" svg:x="79.25cm" svg:y="35.62cm">
              <text:p text:style-name="P9"><text:span text:style-name="T3">_N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xml:id="id30" draw:id="id30" draw:layer="layout" svg:width="9.5cm" svg:height="1.75cm" svg:x="78cm" svg:y="32.37cm">
              <text:p text:style-name="P2"><text:span text:style-name="T1">calculate_CoriolisVector_task_space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82.75cm" svg:y1="34.12cm" svg:x2="82.75cm" svg:y2="35.62cm" draw:start-shape="id30" draw:start-glue-point="2" draw:end-shape="id31" draw:end-glue-point="4" svg:d="M82750 34120v1500" svg:viewBox="0 0 1 1501">
              <text:p/>
            </draw:connector>
          </draw:g>
          <draw:connector draw:style-name="gr12" draw:text-style-name="P2" draw:layer="layout" svg:x1="92.75cm" svg:y1="12.245cm" svg:x2="69cm" svg:y2="32.37cm" draw:start-shape="id32" draw:start-glue-point="1" draw:end-shape="id33" draw:end-glue-point="0" svg:d="M92750 12245h551v10863h-24301v9262" svg:viewBox="0 0 24302 20126">
            <text:p/>
          </draw:connector>
          <draw:connector draw:style-name="gr12" draw:text-style-name="P2" draw:layer="layout" draw:line-skew="4.449cm 0.512cm" svg:x1="92.75cm" svg:y1="16.495cm" svg:x2="69cm" svg:y2="32.37cm" draw:start-shape="id34" draw:start-glue-point="1" draw:end-shape="id33" draw:end-glue-point="0" svg:d="M92750 16495h5000v9250h-28750v6625" svg:viewBox="0 0 28751 15876">
            <text:p/>
          </draw:connector>
          <draw:connector draw:style-name="gr13" draw:text-style-name="P2" draw:layer="layout" draw:line-skew="7.699cm" svg:x1="92.75cm" svg:y1="20.745cm" svg:x2="82.75cm" svg:y2="32.37cm" draw:start-shape="id35" draw:start-glue-point="1" draw:end-shape="id36" draw:end-glue-point="0" svg:d="M92750 20745h8250v6613h-18250v5012" svg:viewBox="0 0 18251 11626">
            <text:p/>
          </draw:connector>
          <draw:connector draw:style-name="gr13" draw:text-style-name="P2" draw:layer="layout" draw:line-skew="7.699cm 2.262cm" svg:x1="92.75cm" svg:y1="16.495cm" svg:x2="82.75cm" svg:y2="32.37cm" draw:start-shape="id34" draw:start-glue-point="1" draw:end-shape="id36" draw:end-glue-point="0" svg:d="M92750 16495h8250v11000h-18250v4875" svg:viewBox="0 0 18251 15876">
            <text:p/>
          </draw:connector>
          <draw:connector draw:style-name="gr13" draw:text-style-name="P2" draw:layer="layout" svg:x1="92.75cm" svg:y1="12.245cm" svg:x2="82.75cm" svg:y2="32.37cm" draw:start-shape="id32" draw:start-glue-point="1" draw:end-shape="id36" draw:end-glue-point="0" svg:d="M92750 12245h551v10863h-10551v9262" svg:viewBox="0 0 10552 20126">
            <text:p/>
          </draw:connector>
          <draw:custom-shape draw:style-name="gr14" draw:text-style-name="P12" xml:id="id38" draw:id="id38" draw:layer="layout" svg:width="7cm" svg:height="1.75cm" svg:x="56cm" svg:y="55.37cm">
            <text:p text:style-name="P11"><text:span text:style-name="T4">_Ki_l, _Kp_v, </text:span><text:span text:style-name="T4">_Kd_v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22" xml:id="id37" draw:id="id37" draw:layer="layout" svg:width="9.5cm" svg:height="1.75cm" svg:x="54.75cm" svg:y="58.62cm">
            <text:p text:style-name="P2"><text:span text:style-name="T1">initia</text:span><text:span text:style-name="T1">lize_</text:span><text:span text:style-name="T1">gain</text:span><text:span text:style-name="T1">_ma</text:span><text:span text:style-name="T1">trice</text:span><text:span text:style-name="T1">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9.5cm" svg:y1="58.62cm" svg:x2="59.5cm" svg:y2="57.12cm" draw:start-shape="id37" draw:start-glue-point="0" draw:end-shape="id38" draw:end-glue-point="8" svg:d="M59500 58620v-1500" svg:viewBox="0 0 1 1501">
            <text:p/>
          </draw:connector>
          <draw:custom-shape draw:style-name="gr9" draw:text-style-name="P13" xml:id="id27" draw:id="id27" draw:layer="layout" svg:width="9.5cm" svg:height="1.75cm" svg:x="29.5cm" svg:y="42.12cm">
            <text:p text:style-name="P2"><text:span text:style-name="T1">update_error_sta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type="line" svg:x1="25.75cm" svg:y1="42.995cm" svg:x2="29.5cm" svg:y2="42.995cm" draw:start-shape="id39" draw:start-glue-point="10" draw:end-shape="id27" draw:end-glue-point="3" svg:d="M25750 42995h3750" svg:viewBox="0 0 3751 1">
            <text:p/>
          </draw:connector>
          <draw:custom-shape draw:style-name="gr16" draw:text-style-name="P5" xml:id="id39" draw:id="id39" draw:layer="layout" svg:width="4.75cm" svg:height="1.75cm" svg:x="21cm" svg:y="42.12cm">
            <text:p text:style-name="P4"><text:span text:style-name="T2">_D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xml:id="id40" draw:id="id40" draw:layer="layout" svg:width="7cm" svg:height="1.75cm" svg:x="41cm" svg:y="42.12cm">
            <text:p text:style-name="P2"><text:span text:style-name="T2">_X</text:span><text:span text:style-name="T1"> </text:span><text:span text:style-name="T9">@{C}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6" draw:layer="layout" draw:type="line" svg:x1="39cm" svg:y1="42.995cm" svg:x2="41cm" svg:y2="42.995cm" draw:start-shape="id27" draw:start-glue-point="1" draw:end-shape="id40" draw:end-glue-point="6" svg:d="M39000 42995h2000" svg:viewBox="0 0 2001 1">
            <text:p/>
          </draw:connector>
          <draw:custom-shape draw:style-name="gr17" draw:text-style-name="P3" xml:id="id41" draw:id="id41" draw:layer="layout" svg:width="6.5cm" svg:height="1.75cm" svg:x="12cm" svg:y="42.12cm">
            <text:p text:style-name="P2"><text:span text:style-name="T1">set_desired_st</text:span><text:span text:style-name="T1">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type="line" svg:x1="18.5cm" svg:y1="42.995cm" svg:x2="21cm" svg:y2="42.995cm" draw:start-shape="id41" draw:start-glue-point="1" draw:end-shape="id39" draw:end-glue-point="6" svg:d="M18500 42995h2500" svg:viewBox="0 0 2501 1">
            <text:p/>
          </draw:connector>
          <draw:connector draw:style-name="gr12" draw:text-style-name="P2" draw:layer="layout" draw:line-skew="2.371cm 7.379cm" svg:x1="42.053cm" svg:y1="21.745cm" svg:x2="34.25cm" svg:y2="42.12cm" draw:start-shape="id19" draw:start-glue-point="10" draw:end-shape="id27" draw:end-glue-point="0" svg:d="M42053 21745h2947v18005h-10750v2370" svg:viewBox="0 0 10751 20376">
            <text:p/>
          </draw:connector>
          <draw:connector draw:style-name="gr18" draw:text-style-name="P2" draw:layer="layout" draw:line-skew="-0.626cm" svg:x1="23.375cm" svg:y1="43.87cm" svg:x2="66cm" svg:y2="48.12cm" draw:start-shape="id39" draw:start-glue-point="8" svg:d="M23375 43870v1787h42625v2463" svg:viewBox="0 0 42626 4251">
            <text:p/>
          </draw:connector>
          <draw:connector draw:style-name="gr12" draw:text-style-name="P2" draw:layer="layout" svg:x1="48cm" svg:y1="42.995cm" svg:x2="52.5cm" svg:y2="48.12cm" draw:start-shape="id40" draw:start-glue-point="10" draw:end-shape="id28" draw:end-glue-point="0" svg:d="M48000 42995h4500v5125" svg:viewBox="0 0 4501 5126">
            <text:p/>
          </draw:connector>
          <draw:connector draw:style-name="gr12" draw:text-style-name="P2" draw:layer="layout" draw:line-skew="4.624cm" svg:x1="48cm" svg:y1="42.995cm" svg:x2="61.25cm" svg:y2="48.995cm" draw:start-shape="id40" draw:start-glue-point="10" draw:end-shape="id9" draw:end-glue-point="3" svg:d="M48000 42995h11250v6000h2000" svg:viewBox="0 0 13251 6001">
            <text:p/>
          </draw:connector>
          <draw:custom-shape draw:style-name="gr7" draw:text-style-name="P12" xml:id="id43" draw:id="id43" draw:layer="layout" svg:width="7cm" svg:height="1.75cm" svg:x="51.75cm" svg:y="27.62cm">
            <text:p text:style-name="P11"><text:span text:style-name="T4">_pi_Sv_s/c, _pi_Sf_s/c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3" xml:id="id42" draw:id="id42" draw:layer="layout" svg:width="9.5cm" svg:height="1.75cm" svg:x="50.5cm" svg:y="24.37cm">
            <text:p text:style-name="P2"><text:span text:style-name="T1">calculate_pinv_subspace_matri</text:span><text:span text:style-name="T1">c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5.25cm" svg:y1="26.12cm" svg:x2="55.25cm" svg:y2="27.62cm" draw:start-shape="id42" draw:start-glue-point="2" draw:end-shape="id43" draw:end-glue-point="4" svg:d="M55250 26120v1500" svg:viewBox="0 0 1 1501">
            <text:p/>
          </draw:connector>
          <draw:custom-shape draw:style-name="gr7" draw:text-style-name="P12" xml:id="id45" draw:id="id45" draw:layer="layout" svg:width="7cm" svg:height="1.75cm" svg:x="51.75cm" svg:y="13.62cm">
            <text:p text:style-name="P11"><text:span text:style-name="T4">_Sv_c, Sf_c, _W_v, _W_f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22" xml:id="id44" draw:id="id44" draw:layer="layout" svg:width="9.5cm" svg:height="1.75cm" svg:x="50.5cm" svg:y="10.37cm">
            <text:p text:style-name="P2"><text:span text:style-name="T1">initialize_subspace_matric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5.25cm" svg:y1="12.12cm" svg:x2="55.25cm" svg:y2="13.62cm" draw:start-shape="id44" draw:start-glue-point="2" draw:end-shape="id45" draw:end-glue-point="4" svg:d="M55250 12120v1500" svg:viewBox="0 0 1 1501">
            <text:p/>
          </draw:connector>
          <draw:custom-shape draw:style-name="gr7" draw:text-style-name="P12" xml:id="id47" draw:id="id47" draw:layer="layout" svg:width="7cm" svg:height="1.75cm" svg:x="51.75cm" svg:y="20.62cm">
            <text:p text:style-name="P11"><text:span text:style-name="T4">_Sv_s, Sf_s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23" xml:id="id46" draw:id="id46" draw:layer="layout" svg:width="9.5cm" svg:height="1.75cm" svg:x="50.5cm" svg:y="17.37cm">
            <text:p text:style-name="P2"><text:span text:style-name="T1">rotate_subspace_matric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55.25cm" svg:y1="19.12cm" svg:x2="55.25cm" svg:y2="20.62cm" draw:start-shape="id46" draw:start-glue-point="2" draw:end-shape="id47" draw:end-glue-point="4" svg:d="M55250 19120v1500" svg:viewBox="0 0 1 1501">
            <text:p/>
          </draw:connector>
          <draw:connector draw:style-name="gr10" draw:text-style-name="P6" draw:layer="layout" draw:type="line" svg:x1="55.25cm" svg:y1="15.37cm" svg:x2="55.25cm" svg:y2="17.37cm" draw:start-shape="id45" draw:start-glue-point="8" svg:d="M55250 15370v2000" svg:viewBox="0 0 1 2001">
            <text:p/>
          </draw:connector>
          <draw:connector draw:style-name="gr10" draw:text-style-name="P6" draw:layer="layout" draw:type="line" svg:x1="55.25cm" svg:y1="22.37cm" svg:x2="55.25cm" svg:y2="24.37cm" svg:d="M55250 22370v2000" svg:viewBox="0 0 1 2001">
            <text:p/>
          </draw:connector>
          <draw:g draw:style-name="gr1" xml:id="id50" draw:id="id50">
            <draw:custom-shape draw:style-name="gr7" draw:text-style-name="P12" xml:id="id49" draw:id="id49" draw:layer="layout" svg:width="7cm" svg:height="1.75cm" svg:x="64.25cm" svg:y="13.62cm">
              <text:p text:style-name="P11"><text:span text:style-name="T4">_gsc, </text:span><text:span text:style-name="T4">_Rs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9" draw:text-style-name="P23" xml:id="id48" draw:id="id48" draw:layer="layout" svg:width="9.5cm" svg:height="1.75cm" svg:x="63cm" svg:y="10.37cm">
              <text:p text:style-name="P2"><text:span text:style-name="T1">initialize_constr</text:span><text:span text:style-name="T1">aint_frame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6" draw:layer="layout" draw:type="line" svg:x1="67.75cm" svg:y1="12.12cm" svg:x2="67.75cm" svg:y2="13.62cm" draw:start-shape="id48" draw:start-glue-point="2" draw:end-shape="id49" draw:end-glue-point="4" svg:d="M67750 12120v1500" svg:viewBox="0 0 1 1501">
              <text:p/>
            </draw:connector>
          </draw:g>
          <draw:connector draw:style-name="gr12" draw:text-style-name="P2" draw:layer="layout" svg:x1="67.75cm" svg:y1="15.37cm" svg:x2="60cm" svg:y2="18.245cm" draw:start-shape="id50" draw:start-glue-point="2" draw:end-shape="id46" draw:end-glue-point="1" svg:d="M67750 15370v2875h-7750" svg:viewBox="0 0 7751 2876">
            <text:p/>
          </draw:connector>
          <draw:connector draw:style-name="gr12" draw:text-style-name="P2" xml:id="id51" draw:id="id51" draw:layer="layout" svg:x1="55.25cm" svg:y1="29.37cm" svg:x2="43.303cm" svg:y2="18.495cm" draw:start-shape="id43" draw:start-glue-point="8" draw:end-shape="id18" draw:end-glue-point="1" svg:d="M55250 29370v577h-7724v-11452h-4223" svg:viewBox="0 0 11948 11453">
            <text:p/>
          </draw:connector>
          <draw:connector draw:style-name="gr12" draw:text-style-name="P2" draw:layer="layout" svg:x1="47.526cm" svg:y1="29.947cm" svg:x2="43.303cm" svg:y2="32.745cm" draw:start-shape="id51" draw:start-glue-point="2" draw:end-shape="id23" draw:end-glue-point="1" svg:d="M47526 29947v2798h-4223" svg:viewBox="0 0 4224 2799">
            <text:p/>
          </draw:connector>
          <draw:connector draw:style-name="gr20" draw:text-style-name="P24" xml:id="id53" draw:id="id53" draw:layer="layout" svg:x1="67.75cm" svg:y1="15.37cm" svg:x2="73.913cm" svg:y2="7.776cm" draw:start-shape="id50" draw:start-glue-point="2" svg:d="M67750 15370v576h6163v-8170" svg:viewBox="0 0 6164 8171">
            <text:p/>
          </draw:connector>
          <draw:connector draw:style-name="gr20" draw:text-style-name="P24" draw:layer="layout" svg:x1="14.983cm" svg:y1="9.844cm" svg:x2="12.385cm" svg:y2="18.599cm" svg:d="M14983 9844v4378h-2598v4377" svg:viewBox="0 0 2599 8756">
            <text:p/>
          </draw:connector>
          <draw:connector draw:style-name="gr20" draw:text-style-name="P24" draw:layer="layout" draw:line-skew="2.924cm" svg:x1="15.375cm" svg:y1="32.87cm" svg:x2="12.385cm" svg:y2="18.6cm" draw:start-shape="id52" draw:start-glue-point="8" svg:d="M15375 32870v3500h-2990v-17770" svg:viewBox="0 0 2991 17771">
            <text:p/>
          </draw:connector>
          <draw:connector draw:style-name="gr20" draw:text-style-name="P24" draw:layer="layout" svg:x1="14.983cm" svg:y1="9.845cm" svg:x2="73.913cm" svg:y2="7.776cm" draw:end-shape="id53" draw:end-glue-point="3" svg:d="M14983 9845v-2595h58930v526" svg:viewBox="0 0 58931 2596">
            <text:p/>
          </draw:connector>
          <draw:connector draw:style-name="gr21" draw:text-style-name="P24" draw:layer="layout" svg:x1="17.004cm" svg:y1="9.026cm" svg:x2="15.375cm" svg:y2="21.12cm" draw:end-shape="id54" draw:end-glue-point="4" svg:d="M17004 9026v5759h-1629v6335" svg:viewBox="0 0 1630 12095">
            <text:p/>
          </draw:connector>
          <draw:connector draw:style-name="gr21" draw:text-style-name="P24" xml:id="id55" draw:id="id55" draw:layer="layout" svg:x1="17.005cm" svg:y1="9.026cm" svg:x2="47.647cm" svg:y2="9.074cm" svg:d="M17005 9026h15321v48h15321" svg:viewBox="0 0 30643 49">
            <text:p/>
          </draw:connector>
          <draw:connector draw:style-name="gr21" draw:text-style-name="P24" draw:layer="layout" svg:x1="51.75cm" svg:y1="28.495cm" svg:x2="47.647cm" svg:y2="9.074cm" draw:start-shape="id43" draw:start-glue-point="6" draw:end-shape="id55" draw:end-glue-point="3" svg:d="M51750 28495h-2076v-19421h-2027" svg:viewBox="0 0 4104 19422">
            <text:p/>
          </draw:connector>
          <draw:connector draw:style-name="gr21" draw:text-style-name="P24" draw:layer="layout" draw:line-skew="6.585cm" svg:x1="17.005cm" svg:y1="9.026cm" svg:x2="15.375cm" svg:y2="28.12cm" draw:end-shape="id56" draw:end-glue-point="4" svg:d="M17005 9026v15845h-1630v3249" svg:viewBox="0 0 1631 19095">
            <text:p/>
          </draw:connector>
          <draw:connector draw:style-name="gr12" draw:text-style-name="P2" draw:layer="layout" svg:x1="56cm" svg:y1="56.245cm" svg:x2="52.5cm" svg:y2="53.12cm" draw:start-shape="id38" draw:start-glue-point="6" draw:end-shape="id29" draw:end-glue-point="8" svg:d="M56000 56245h-3500v-3125" svg:viewBox="0 0 3501 3126">
            <text:p/>
          </draw:connector>
          <draw:connector draw:style-name="gr12" draw:text-style-name="P2" draw:layer="layout" svg:x1="63cm" svg:y1="56.245cm" svg:x2="66cm" svg:y2="53.12cm" draw:start-shape="id38" draw:start-glue-point="10" draw:end-shape="id10" draw:end-glue-point="8" svg:d="M63000 56245h3000v-3125" svg:viewBox="0 0 3001 3126">
            <text:p/>
          </draw:connector>
          <draw:custom-shape draw:style-name="gr9" draw:text-style-name="P13" xml:id="id57" draw:id="id57" draw:layer="layout" svg:width="9.5cm" svg:height="1.75cm" svg:x="78.5cm" svg:y="41.62cm">
            <text:p text:style-name="P2"><text:span text:style-name="T1">updat</text:span><text:span text:style-name="T1">e_tor</text:span><text:span text:style-name="T1">ques(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type="line" svg:x1="88cm" svg:y1="42.495cm" svg:x2="93.476cm" svg:y2="42.47cm" draw:start-shape="id57" draw:start-glue-point="1" svg:d="M88000 42495l5476-25" svg:viewBox="0 0 5477 26">
            <text:p/>
          </draw:connector>
          <draw:connector draw:style-name="gr22" draw:text-style-name="P24" xml:id="id58" draw:id="id58" draw:layer="layout" svg:x1="49cm" svg:y1="52.245cm" svg:x2="48.085cm" svg:y2="62.52cm" draw:start-shape="id29" draw:start-glue-point="6" svg:d="M49000 52245h-745v10275h-170" svg:viewBox="0 0 916 10276">
            <text:p/>
          </draw:connector>
          <draw:connector draw:style-name="gr22" draw:text-style-name="P24" draw:layer="layout" draw:line-skew="24.441cm" svg:x1="48.085cm" svg:y1="62.52cm" svg:x2="78.5cm" svg:y2="42.495cm" draw:start-shape="id58" draw:start-glue-point="3" draw:end-shape="id57" draw:end-glue-point="3" svg:d="M48085 62520h23915v-20025h6500" svg:viewBox="0 0 30416 20026">
            <text:p/>
          </draw:connector>
          <draw:connector draw:style-name="gr22" draw:text-style-name="P24" xml:id="id59" draw:id="id59" draw:layer="layout" svg:x1="69cm" svg:y1="37.37cm" svg:x2="71.957cm" svg:y2="42.706cm" draw:start-shape="id33" draw:start-glue-point="2" svg:d="M69000 37370v2956h2957v2380" svg:viewBox="0 0 2958 5337">
            <text:p/>
          </draw:connector>
          <draw:connector draw:style-name="gr22" draw:text-style-name="P24" draw:layer="layout" draw:line-skew="-5.626cm" svg:x1="58.75cm" svg:y1="21.495cm" svg:x2="78.5cm" svg:y2="42.495cm" draw:start-shape="id47" draw:start-glue-point="10" draw:end-shape="id57" draw:end-glue-point="3" svg:d="M58750 21495h4250v21000h15500" svg:viewBox="0 0 19751 21001">
            <text:p/>
          </draw:connector>
          <draw:connector draw:style-name="gr22" draw:text-style-name="P24" draw:layer="layout" svg:x1="69.5cm" svg:y1="52.245cm" svg:x2="71.957cm" svg:y2="42.706cm" draw:start-shape="id10" draw:start-glue-point="10" draw:end-shape="id59" draw:end-glue-point="3" svg:d="M69500 52245h2457v-9539" svg:viewBox="0 0 2458 9540">
            <text:p/>
          </draw:connector>
          <draw:connector draw:style-name="gr22" draw:text-style-name="P24" draw:layer="layout" svg:x1="82.75cm" svg:y1="37.37cm" svg:x2="83.25cm" svg:y2="41.62cm" draw:start-shape="id36" draw:end-shape="id57" draw:end-glue-point="0" svg:d="M82750 37370v2126h500v2124" svg:viewBox="0 0 501 425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27:44.182787583</meta:creation-date>
    <dc:date>2024-02-05T17:51:37.208683180</dc:date>
    <meta:editing-duration>PT8H23M48S</meta:editing-duration>
    <meta:editing-cycles>35</meta:editing-cycles>
    <meta:generator>LibreOffice/7.6.2.1$Linux_X86_64 LibreOffice_project/56f7684011345957bbf33a7ee678afaf4d2ba333</meta:generator>
    <meta:document-statistic meta:object-count="123"/>
  </office:meta>
</office:document-meta>
</file>